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3a6" officeooo:paragraph-rsid="001943a6"/>
    </style:style>
    <style:style style:name="P2" style:family="paragraph" style:parent-style-name="Standard">
      <style:text-properties officeooo:rsid="001a78b8" officeooo:paragraph-rsid="001a78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izu</text:p>
      <text:p text:style-name="P2">├── Whi2 Psr1</text:p>
      <text:p text:style-name="P2">│ <text:s text:c="2"/>├── Whi2</text:p>
      <text:p text:style-name="P2">│ <text:s text:c="2"/>└── Psr1 | Psr2</text:p>
      <text:p text:style-name="P2">├── Glc7 Reg1</text:p>
      <text:p text:style-name="P2">│ <text:s text:c="2"/>├── Glc7</text:p>
      <text:p text:style-name="P2">│ <text:s text:c="2"/>└── Reg1</text:p>
      <text:p text:style-name="P2">├── Msn2 Hot1 Hog1</text:p>
      <text:p text:style-name="P2">│ <text:s text:c="2"/>├── Msn2</text:p>
      <text:p text:style-name="P2">│ <text:s text:c="2"/>├── Hog1</text:p>
      <text:p text:style-name="P2">│ <text:s text:c="2"/>└── Hot1</text:p>
      <text:p text:style-name="P2">├── Hot1 Msn1 Hog1</text:p>
      <text:p text:style-name="P2">│ <text:s text:c="2"/>├── Msn1</text:p>
      <text:p text:style-name="P2">│ <text:s text:c="2"/>├── Hog1</text:p>
      <text:p text:style-name="P2">│ <text:s text:c="2"/>└── Hot1</text:p>
      <text:p text:style-name="P2">├── Msn2</text:p>
      <text:p text:style-name="P2">│ <text:s text:c="2"/>└── Msn2</text:p>
      <text:p text:style-name="P2">├── Bmh1 Msn2</text:p>
      <text:p text:style-name="P2">│ <text:s text:c="2"/>├── Msn2</text:p>
      <text:p text:style-name="P2">│ <text:s text:c="2"/>└── Bmh1 | Bmh2</text:p>
      <text:p text:style-name="P2">├── Hot1</text:p>
      <text:p text:style-name="P2">│ <text:s text:c="2"/>└── Hot1</text:p>
      <text:p text:style-name="P2">├── Ssn3 Ssn8</text:p>
      <text:p text:style-name="P2">│ <text:s text:c="2"/>├── Ssn3/Srb10</text:p>
      <text:p text:style-name="P2">│ <text:s text:c="2"/>└── Ssn8/Srb11</text:p>
      <text:p text:style-name="P2">├── Bcy1 Tpk1</text:p>
      <text:p text:style-name="P2">│ <text:s text:c="2"/>├── Tpk1/Pka1</text:p>
      <text:p text:style-name="P2">│ <text:s text:c="2"/>└── Bcy1</text:p>
      <text:p text:style-name="P2">├── Bcy1 cAMP</text:p>
      <text:p text:style-name="P2">│ <text:s text:c="2"/>├── cAMP</text:p>
      <text:p text:style-name="P2">│ <text:s text:c="2"/>└── Bcy1</text:p>
      <text:p text:style-name="P2">├── Sko1 Tup1 Cyc8</text:p>
      <text:p text:style-name="P2">│ <text:s text:c="2"/>├── Tup1</text:p>
      <text:p text:style-name="P2">│ <text:s text:c="2"/>├── Cyc8/Ssn6</text:p>
      <text:p text:style-name="P2">│ <text:s text:c="2"/>└── Sko1</text:p>
      <text:p text:style-name="P2">├── Tup1 Cyc8</text:p>
      <text:p text:style-name="P2">│ <text:s text:c="2"/>├── Tup1</text:p>
      <text:p text:style-name="P2">│ <text:s text:c="2"/>└── Cyc8/Ssn6</text:p>
      <text:p text:style-name="P2">├── Ste12 Mcm1</text:p>
      <text:p text:style-name="P2">│ <text:s text:c="2"/>├── Ste12</text:p>
      <text:p text:style-name="P2">│ <text:s text:c="2"/>└── Mcm1</text:p>
      <text:p text:style-name="P2">├── Orc6 Clb5</text:p>
      <text:p text:style-name="P2">│ <text:s text:c="2"/>├── Clb5 Cdc28</text:p>
      <text:p text:style-name="P2">│ <text:s text:c="2"/>│ <text:s text:c="2"/>├── Cdc28</text:p>
      <text:p text:style-name="P2">│ <text:s text:c="2"/>│ <text:s text:c="2"/>└── Clb5</text:p>
      <text:p text:style-name="P2">│ <text:s text:c="2"/>└── Orc6</text:p>
      <text:p text:style-name="P2">├── Sld2 Dpb11</text:p>
      <text:p text:style-name="P2">│ <text:s text:c="2"/>├── Dpb11</text:p>
      <text:p text:style-name="P2">│ <text:s text:c="2"/>└── Sld2/Drc1</text:p>
      <text:p text:style-name="P2">├── Cdc7 Dbf4</text:p>
      <text:p text:style-name="P2">│ <text:s text:c="2"/>├── Dbf4</text:p>
      <text:p text:style-name="P2">│ <text:s text:c="2"/>└── Cdc7</text:p>
      <text:p text:style-name="P2"><text:soft-page-break/>├── Hhf1 Sir</text:p>
      <text:p text:style-name="P2">│ <text:s text:c="2"/>├── Sir complex</text:p>
      <text:p text:style-name="P2">│ <text:s text:c="2"/>│ <text:s text:c="2"/>├── Sir3</text:p>
      <text:p text:style-name="P2">│ <text:s text:c="2"/>│ <text:s text:c="2"/>├── Sir4</text:p>
      <text:p text:style-name="P2">│ <text:s text:c="2"/>│ <text:s text:c="2"/>└── Sir2</text:p>
      <text:p text:style-name="P2">│ <text:s text:c="2"/>└── Hhf1 | Hhf2</text:p>
      <text:p text:style-name="P2">├── Hht1 Sir</text:p>
      <text:p text:style-name="P2">│ <text:s text:c="2"/>├── Sir complex</text:p>
      <text:p text:style-name="P2">│ <text:s text:c="2"/>│ <text:s text:c="2"/>├── Sir3</text:p>
      <text:p text:style-name="P2">│ <text:s text:c="2"/>│ <text:s text:c="2"/>├── Sir4</text:p>
      <text:p text:style-name="P2">│ <text:s text:c="2"/>│ <text:s text:c="2"/>└── Sir2</text:p>
      <text:p text:style-name="P2">│ <text:s text:c="2"/>└── Hht1 | Hht2</text:p>
      <text:p text:style-name="P2">├── Sir complex</text:p>
      <text:p text:style-name="P2">│ <text:s text:c="2"/>├── Sir3</text:p>
      <text:p text:style-name="P2">│ <text:s text:c="2"/>├── Sir4</text:p>
      <text:p text:style-name="P2">│ <text:s text:c="2"/>└── Sir2</text:p>
      <text:p text:style-name="P2">├── Sgo1 Rts1 PP2A</text:p>
      <text:p text:style-name="P2">│ <text:s text:c="2"/>├── PP2A Rts1</text:p>
      <text:p text:style-name="P2">│ <text:s text:c="2"/>│ <text:s text:c="2"/>├── Tpd3</text:p>
      <text:p text:style-name="P2">│ <text:s text:c="2"/>│ <text:s text:c="2"/>├── Rts1</text:p>
      <text:p text:style-name="P2">│ <text:s text:c="2"/>│ <text:s text:c="2"/>└── Pph21 | Pph22</text:p>
      <text:p text:style-name="P2">│ <text:s text:c="2"/>└── Sgo1</text:p>
      <text:p text:style-name="P2">├── Rtt109 Vps75</text:p>
      <text:p text:style-name="P2">│ <text:s text:c="2"/>├── Vps75</text:p>
      <text:p text:style-name="P2">│ <text:s text:c="2"/>└── Rtt109</text:p>
      <text:p text:style-name="P2">├── Rtt109 Asf1</text:p>
      <text:p text:style-name="P2">│ <text:s text:c="2"/>├── Rtt109</text:p>
      <text:p text:style-name="P2">│ <text:s text:c="2"/>└── Asf1</text:p>
      <text:p text:style-name="P2">├── Asf1 Rad53</text:p>
      <text:p text:style-name="P2">│ <text:s text:c="2"/>├── Rad53</text:p>
      <text:p text:style-name="P2">│ <text:s text:c="2"/>└── Asf1</text:p>
      <text:p text:style-name="P2">├── Mec1 Lcd1</text:p>
      <text:p text:style-name="P2">│ <text:s text:c="2"/>├── Mec1</text:p>
      <text:p text:style-name="P2">│ <text:s text:c="2"/>└── Lcd1/Ddc2</text:p>
      <text:p text:style-name="P2">├── Crt1 Ssn6 Tup1</text:p>
      <text:p text:style-name="P2">│ <text:s text:c="2"/>├── Crt1/Rfx1</text:p>
      <text:p text:style-name="P2">│ <text:s text:c="2"/>├── Ssn6</text:p>
      <text:p text:style-name="P2">│ <text:s text:c="2"/>└── Tup1</text:p>
      <text:p text:style-name="P2">├── Rnr1 Sml1</text:p>
      <text:p text:style-name="P2">│ <text:s text:c="2"/>├── Rnr1</text:p>
      <text:p text:style-name="P2">│ <text:s text:c="2"/>└── Sml1</text:p>
      <text:p text:style-name="P2">├── Bre1 Rad6</text:p>
      <text:p text:style-name="P2">│ <text:s text:c="2"/>├── Rad6/Ubc2</text:p>
      <text:p text:style-name="P2">│ <text:s text:c="2"/>└── Bre1</text:p>
      <text:p text:style-name="P2">├── Ipl1 Sli15</text:p>
      <text:p text:style-name="P2">│ <text:s text:c="2"/>├── Ipl1</text:p>
      <text:p text:style-name="P2">│ <text:s text:c="2"/>└── Sli15</text:p>
      <text:p text:style-name="P2">├── Bir1 Ndc10</text:p>
      <text:p text:style-name="P2">│ <text:s text:c="2"/>├── Bir1</text:p>
      <text:p text:style-name="P2">│ <text:s text:c="2"/>└── Ndc10</text:p>
      <text:p text:style-name="P2">├── Fus3 Gpa1 GTP</text:p>
      <text:p text:style-name="P2">│ <text:s text:c="2"/>├── Gpa1 GTP</text:p>
      <text:p text:style-name="P2"><text:soft-page-break/>│ <text:s text:c="2"/>│ <text:s text:c="2"/>├── Gpa1</text:p>
      <text:p text:style-name="P2">│ <text:s text:c="2"/>│ <text:s text:c="2"/>└── GTP</text:p>
      <text:p text:style-name="P2">│ <text:s text:c="2"/>└── Fus3</text:p>
      <text:p text:style-name="P2">├── Fob1 Spo12</text:p>
      <text:p text:style-name="P2">│ <text:s text:c="2"/>├── Fob1</text:p>
      <text:p text:style-name="P2">│ <text:s text:c="2"/>└── Spo12</text:p>
      <text:p text:style-name="P2">├── Net1 Cdc14</text:p>
      <text:p text:style-name="P2">│ <text:s text:c="2"/>├── Cdc14</text:p>
      <text:p text:style-name="P2">│ <text:s text:c="2"/>├── Net1/Cfi1</text:p>
      <text:p text:style-name="P2">│ <text:s text:c="2"/>└── Sir2</text:p>
      <text:p text:style-name="P2">├── Bfa1 Bub2</text:p>
      <text:p text:style-name="P2">│ <text:s text:c="2"/>├── Bfa1</text:p>
      <text:p text:style-name="P2">│ <text:s text:c="2"/>└── Bub2</text:p>
      <text:p text:style-name="P2">├── Clb4 Cdc28</text:p>
      <text:p text:style-name="P2">│ <text:s text:c="2"/>├── Cdc28</text:p>
      <text:p text:style-name="P2">│ <text:s text:c="2"/>└── Clb4</text:p>
      <text:p text:style-name="P2">├── Scc1 Smc1 Smc3</text:p>
      <text:p text:style-name="P2">│ <text:s text:c="2"/>├── Smc1</text:p>
      <text:p text:style-name="P2">│ <text:s text:c="2"/>│ <text:s text:c="2"/>├── Smc1_1</text:p>
      <text:p text:style-name="P2">│ <text:s text:c="2"/>│ <text:s text:c="2"/>└── Smc1_2</text:p>
      <text:p text:style-name="P2">│ <text:s text:c="2"/>├── Smc3</text:p>
      <text:p text:style-name="P2">│ <text:s text:c="2"/>│ <text:s text:c="2"/>├── Smc3_1</text:p>
      <text:p text:style-name="P2">│ <text:s text:c="2"/>│ <text:s text:c="2"/>└── Smc3_2</text:p>
      <text:p text:style-name="P2">│ <text:s text:c="2"/>├── Irr1/Scc3</text:p>
      <text:p text:style-name="P2">│ <text:s text:c="2"/>└── Scc1/Mcd1</text:p>
      <text:p text:style-name="P2">├── Esp1 Pds1</text:p>
      <text:p text:style-name="P2">│ <text:s text:c="2"/>├── Esp1</text:p>
      <text:p text:style-name="P2">│ <text:s text:c="2"/>└── Pds1</text:p>
      <text:p text:style-name="P2">├── Smc1 Smc3</text:p>
      <text:p text:style-name="P2">│ <text:s text:c="2"/>├── Smc1</text:p>
      <text:p text:style-name="P2">│ <text:s text:c="2"/>│ <text:s text:c="2"/>├── Smc1_1</text:p>
      <text:p text:style-name="P2">│ <text:s text:c="2"/>│ <text:s text:c="2"/>└── Smc1_2</text:p>
      <text:p text:style-name="P2">│ <text:s text:c="2"/>└── Smc3</text:p>
      <text:p text:style-name="P2">│ <text:s text:c="6"/>├── Smc3_1</text:p>
      <text:p text:style-name="P2">│ <text:s text:c="6"/>└── Smc3_2</text:p>
      <text:p text:style-name="P2">├── Gsp1 GDP</text:p>
      <text:p text:style-name="P2">│ <text:s text:c="2"/>├── Gsp1</text:p>
      <text:p text:style-name="P2">│ <text:s text:c="2"/>└── GDP</text:p>
      <text:p text:style-name="P2">├── Ras2 GDP</text:p>
      <text:p text:style-name="P2">│ <text:s text:c="2"/>├── Ras2</text:p>
      <text:p text:style-name="P2">│ <text:s text:c="2"/>└── GDP</text:p>
      <text:p text:style-name="P2">├── Gsp1 GTP</text:p>
      <text:p text:style-name="P2">│ <text:s text:c="2"/>├── Gsp1</text:p>
      <text:p text:style-name="P2">│ <text:s text:c="2"/>└── GTP</text:p>
      <text:p text:style-name="P2">├── Nup53 Mad1</text:p>
      <text:p text:style-name="P2">│ <text:s text:c="2"/>├── Mad1</text:p>
      <text:p text:style-name="P2">│ <text:s text:c="2"/>└── Nup53</text:p>
      <text:p text:style-name="P2">├── Nup53 Mad1 Mad2</text:p>
      <text:p text:style-name="P2">│ <text:s text:c="2"/>├── Mad2</text:p>
      <text:p text:style-name="P2">│ <text:s text:c="2"/>├── Mad1</text:p>
      <text:p text:style-name="P2">│ <text:s text:c="2"/>└── Nup53</text:p>
      <text:p text:style-name="P2">├── Mad1 Mad2</text:p>
      <text:p text:style-name="P2"><text:soft-page-break/>│ <text:s text:c="2"/>├── Mad2</text:p>
      <text:p text:style-name="P2">│ <text:s text:c="2"/>└── Mad1</text:p>
      <text:p text:style-name="P2">├── Kar95 Kar60</text:p>
      <text:p text:style-name="P2">│ <text:s text:c="2"/>├── Kar95</text:p>
      <text:p text:style-name="P2">│ <text:s text:c="2"/>└── Kar60</text:p>
      <text:p text:style-name="P2">├── Mad1 Bub3 Bub1</text:p>
      <text:p text:style-name="P2">│ <text:s text:c="2"/>├── Bub1</text:p>
      <text:p text:style-name="P2">│ <text:s text:c="2"/>├── Bub3</text:p>
      <text:p text:style-name="P2">│ <text:s text:c="2"/>└── Mad1</text:p>
      <text:p text:style-name="P2">├── Mad2 Cdc20 Mad3 Bub3</text:p>
      <text:p text:style-name="P2">│ <text:s text:c="2"/>├── Mad2 Cdc20</text:p>
      <text:p text:style-name="P2">│ <text:s text:c="2"/>│ <text:s text:c="2"/>├── Cdc20</text:p>
      <text:p text:style-name="P2">│ <text:s text:c="2"/>│ <text:s text:c="2"/>└── Mad2</text:p>
      <text:p text:style-name="P2">│ <text:s text:c="2"/>├── Mad3</text:p>
      <text:p text:style-name="P2">│ <text:s text:c="2"/>└── Bub3</text:p>
      <text:p text:style-name="P2">├── Bmh1 Acm1 Cdh1</text:p>
      <text:p text:style-name="P2">│ <text:s text:c="2"/>├── Cdh1 APC</text:p>
      <text:p text:style-name="P2">│ <text:s text:c="2"/>│ <text:s text:c="2"/>├── APC</text:p>
      <text:p text:style-name="P2">│ <text:s text:c="2"/>│ <text:s text:c="2"/>│ <text:s text:c="2"/>├── Apc2</text:p>
      <text:p text:style-name="P2">│ <text:s text:c="2"/>│ <text:s text:c="2"/>│ <text:s text:c="2"/>├── Apc11</text:p>
      <text:p text:style-name="P2">│ <text:s text:c="2"/>│ <text:s text:c="2"/>│ <text:s text:c="2"/>├── Doc1/Apc10</text:p>
      <text:p text:style-name="P2">│ <text:s text:c="2"/>│ <text:s text:c="2"/>│ <text:s text:c="2"/>├── Cdc16/Apc6</text:p>
      <text:p text:style-name="P2">│ <text:s text:c="2"/>│ <text:s text:c="2"/>│ <text:s text:c="2"/>├── Cdc23/Apc8</text:p>
      <text:p text:style-name="P2">│ <text:s text:c="2"/>│ <text:s text:c="2"/>│ <text:s text:c="2"/>├── Cdc27/Apc3</text:p>
      <text:p text:style-name="P2">│ <text:s text:c="2"/>│ <text:s text:c="2"/>│ <text:s text:c="2"/>├── Apc1</text:p>
      <text:p text:style-name="P2">│ <text:s text:c="2"/>│ <text:s text:c="2"/>│ <text:s text:c="2"/>├── Apc4</text:p>
      <text:p text:style-name="P2">│ <text:s text:c="2"/>│ <text:s text:c="2"/>│ <text:s text:c="2"/>├── Apc5</text:p>
      <text:p text:style-name="P2">│ <text:s text:c="2"/>│ <text:s text:c="2"/>│ <text:s text:c="2"/>├── Apc9</text:p>
      <text:p text:style-name="P2">│ <text:s text:c="2"/>│ <text:s text:c="2"/>│ <text:s text:c="2"/>├── Cdc26</text:p>
      <text:p text:style-name="P2">│ <text:s text:c="2"/>│ <text:s text:c="2"/>│ <text:s text:c="2"/>├── Mnd2</text:p>
      <text:p text:style-name="P2">│ <text:s text:c="2"/>│ <text:s text:c="2"/>│ <text:s text:c="2"/>└── Swm1</text:p>
      <text:p text:style-name="P2">│ <text:s text:c="2"/>│ <text:s text:c="2"/>└── Cdh1/Hct1</text:p>
      <text:p text:style-name="P2">│ <text:s text:c="2"/>├── Bmh1 | Bmh2</text:p>
      <text:p text:style-name="P2">│ <text:s text:c="2"/>└── Acm1</text:p>
      <text:p text:style-name="P2">├── Mad2 Cdc20</text:p>
      <text:p text:style-name="P2">│ <text:s text:c="2"/>├── Mad2</text:p>
      <text:p text:style-name="P2">│ <text:s text:c="2"/>└── Cdc20</text:p>
      <text:p text:style-name="P2">├── Cdh1 APC</text:p>
      <text:p text:style-name="P2">│ <text:s text:c="2"/>├── APC</text:p>
      <text:p text:style-name="P2">│ <text:s text:c="2"/>│ <text:s text:c="2"/>├── Apc2</text:p>
      <text:p text:style-name="P2">│ <text:s text:c="2"/>│ <text:s text:c="2"/>├── Apc11</text:p>
      <text:p text:style-name="P2">│ <text:s text:c="2"/>│ <text:s text:c="2"/>├── Doc1/Apc10</text:p>
      <text:p text:style-name="P2">│ <text:s text:c="2"/>│ <text:s text:c="2"/>├── Cdc16/Apc6</text:p>
      <text:p text:style-name="P2">│ <text:s text:c="2"/>│ <text:s text:c="2"/>├── Cdc23/Apc8</text:p>
      <text:p text:style-name="P2">│ <text:s text:c="2"/>│ <text:s text:c="2"/>├── Cdc27/Apc3</text:p>
      <text:p text:style-name="P2">│ <text:s text:c="2"/>│ <text:s text:c="2"/>├── Apc1</text:p>
      <text:p text:style-name="P2">│ <text:s text:c="2"/>│ <text:s text:c="2"/>├── Apc4</text:p>
      <text:p text:style-name="P2">│ <text:s text:c="2"/>│ <text:s text:c="2"/>├── Apc5</text:p>
      <text:p text:style-name="P2">│ <text:s text:c="2"/>│ <text:s text:c="2"/>├── Apc9</text:p>
      <text:p text:style-name="P2">│ <text:s text:c="2"/>│ <text:s text:c="2"/>├── Cdc26</text:p>
      <text:p text:style-name="P2">│ <text:s text:c="2"/>│ <text:s text:c="2"/>├── Mnd2</text:p>
      <text:p text:style-name="P2">│ <text:s text:c="2"/>│ <text:s text:c="2"/>└── Swm1</text:p>
      <text:p text:style-name="P2"><text:soft-page-break/>│ <text:s text:c="2"/>└── Cdh1/Hct1</text:p>
      <text:p text:style-name="P2">├── Cdc20 APC</text:p>
      <text:p text:style-name="P2">│ <text:s text:c="2"/>├── APC</text:p>
      <text:p text:style-name="P2">│ <text:s text:c="2"/>│ <text:s text:c="2"/>├── Apc2</text:p>
      <text:p text:style-name="P2">│ <text:s text:c="2"/>│ <text:s text:c="2"/>├── Apc11</text:p>
      <text:p text:style-name="P2">│ <text:s text:c="2"/>│ <text:s text:c="2"/>├── Doc1/Apc10</text:p>
      <text:p text:style-name="P2">│ <text:s text:c="2"/>│ <text:s text:c="2"/>├── Cdc16/Apc6</text:p>
      <text:p text:style-name="P2">│ <text:s text:c="2"/>│ <text:s text:c="2"/>├── Cdc23/Apc8</text:p>
      <text:p text:style-name="P2">│ <text:s text:c="2"/>│ <text:s text:c="2"/>├── Cdc27/Apc3</text:p>
      <text:p text:style-name="P2">│ <text:s text:c="2"/>│ <text:s text:c="2"/>├── Apc1</text:p>
      <text:p text:style-name="P2">│ <text:s text:c="2"/>│ <text:s text:c="2"/>├── Apc4</text:p>
      <text:p text:style-name="P2">│ <text:s text:c="2"/>│ <text:s text:c="2"/>├── Apc5</text:p>
      <text:p text:style-name="P2">│ <text:s text:c="2"/>│ <text:s text:c="2"/>├── Apc9</text:p>
      <text:p text:style-name="P2">│ <text:s text:c="2"/>│ <text:s text:c="2"/>├── Cdc26</text:p>
      <text:p text:style-name="P2">│ <text:s text:c="2"/>│ <text:s text:c="2"/>├── Mnd2</text:p>
      <text:p text:style-name="P2">│ <text:s text:c="2"/>│ <text:s text:c="2"/>└── Swm1</text:p>
      <text:p text:style-name="P2">│ <text:s text:c="2"/>└── Cdc20</text:p>
      <text:p text:style-name="P2">├── APC</text:p>
      <text:p text:style-name="P2">│ <text:s text:c="2"/>├── Apc2</text:p>
      <text:p text:style-name="P2">│ <text:s text:c="2"/>├── Apc11</text:p>
      <text:p text:style-name="P2">│ <text:s text:c="2"/>├── Doc1/Apc10</text:p>
      <text:p text:style-name="P2">│ <text:s text:c="2"/>├── Cdc16/Apc6</text:p>
      <text:p text:style-name="P2">│ <text:s text:c="2"/>├── Cdc23/Apc8</text:p>
      <text:p text:style-name="P2">│ <text:s text:c="2"/>├── Cdc27/Apc3</text:p>
      <text:p text:style-name="P2">│ <text:s text:c="2"/>├── Apc1</text:p>
      <text:p text:style-name="P2">│ <text:s text:c="2"/>├── Apc4</text:p>
      <text:p text:style-name="P2">│ <text:s text:c="2"/>├── Apc5</text:p>
      <text:p text:style-name="P2">│ <text:s text:c="2"/>├── Apc9</text:p>
      <text:p text:style-name="P2">│ <text:s text:c="2"/>├── Cdc26</text:p>
      <text:p text:style-name="P2">│ <text:s text:c="2"/>├── Mnd2</text:p>
      <text:p text:style-name="P2">│ <text:s text:c="2"/>└── Swm1</text:p>
      <text:p text:style-name="P2">├── Tem1 Amn1</text:p>
      <text:p text:style-name="P2">│ <text:s text:c="2"/>├── Tem1 GTP</text:p>
      <text:p text:style-name="P2">│ <text:s text:c="2"/>│ <text:s text:c="2"/>├── Tem1</text:p>
      <text:p text:style-name="P2">│ <text:s text:c="2"/>│ <text:s text:c="2"/>└── GTP</text:p>
      <text:p text:style-name="P2">│ <text:s text:c="2"/>└── Amn1</text:p>
      <text:p text:style-name="P2">├── Tem1 GDP</text:p>
      <text:p text:style-name="P2">│ <text:s text:c="2"/>├── Tem1</text:p>
      <text:p text:style-name="P2">│ <text:s text:c="2"/>└── GDP</text:p>
      <text:p text:style-name="P2">├── Tem1 GTP</text:p>
      <text:p text:style-name="P2">│ <text:s text:c="2"/>├── Tem1</text:p>
      <text:p text:style-name="P2">│ <text:s text:c="2"/>└── GTP</text:p>
      <text:p text:style-name="P2">├── Clb2 Cdc28</text:p>
      <text:p text:style-name="P2">│ <text:s text:c="2"/>├── Cdc28</text:p>
      <text:p text:style-name="P2">│ <text:s text:c="2"/>└── Clb2 | Clb1</text:p>
      <text:p text:style-name="P2">├── Clb5 Cdc28</text:p>
      <text:p text:style-name="P2">│ <text:s text:c="2"/>├── Cdc28</text:p>
      <text:p text:style-name="P2">│ <text:s text:c="2"/>└── Clb5</text:p>
      <text:p text:style-name="P2">├── TORC1</text:p>
      <text:p text:style-name="P2">│ <text:s text:c="2"/>├── Tco89</text:p>
      <text:p text:style-name="P2">│ <text:s text:c="2"/>├── Kog1</text:p>
      <text:p text:style-name="P2">│ <text:s text:c="2"/>├── Lst8</text:p>
      <text:p text:style-name="P2"><text:soft-page-break/>│ <text:s text:c="2"/>└── Tor1</text:p>
      <text:p text:style-name="P2">├── TORC2</text:p>
      <text:p text:style-name="P2">│ <text:s text:c="2"/>├── Avo1</text:p>
      <text:p text:style-name="P2">│ <text:s text:c="2"/>├── Bit61</text:p>
      <text:p text:style-name="P2">│ <text:s text:c="2"/>├── Avo3</text:p>
      <text:p text:style-name="P2">│ <text:s text:c="2"/>├── Avo2</text:p>
      <text:p text:style-name="P2">│ <text:s text:c="2"/>├── Lst8</text:p>
      <text:p text:style-name="P2">│ <text:s text:c="2"/>└── Tor2</text:p>
      <text:p text:style-name="P2">├── Tip41 Tap42</text:p>
      <text:p text:style-name="P2">│ <text:s text:c="2"/>├── Tap42</text:p>
      <text:p text:style-name="P2">│ <text:s text:c="2"/>└── Tip41</text:p>
      <text:p text:style-name="P2">├── histone_br_deacetylase_br_(HDAC)</text:p>
      <text:p text:style-name="P2">│ <text:s text:c="2"/>└── Sin3</text:p>
      <text:p text:style-name="P2">├── Tap42 Pph3</text:p>
      <text:p text:style-name="P2">│ <text:s text:c="2"/>├── Tap42</text:p>
      <text:p text:style-name="P2">│ <text:s text:c="2"/>├── Pph3</text:p>
      <text:p text:style-name="P2">│ <text:s text:c="2"/>└── Ypa1_br_/Rrd1</text:p>
      <text:p text:style-name="P2">├── Tap42 Sit4 Ypa1</text:p>
      <text:p text:style-name="P2">│ <text:s text:c="2"/>├── Tap42</text:p>
      <text:p text:style-name="P2">│ <text:s text:c="2"/>├── Sit4</text:p>
      <text:p text:style-name="P2">│ <text:s text:c="2"/>└── Ypa1_br_/Rrd1</text:p>
      <text:p text:style-name="P2">├── Pph21 Ypa2</text:p>
      <text:p text:style-name="P2">│ <text:s text:c="2"/>├── Pph21 | Pph22</text:p>
      <text:p text:style-name="P2">│ <text:s text:c="2"/>└── Ypa2/Rrd2</text:p>
      <text:p text:style-name="P2">├── Fpr1 Fap1</text:p>
      <text:p text:style-name="P2">│ <text:s text:c="2"/>├── Fap1</text:p>
      <text:p text:style-name="P2">│ <text:s text:c="2"/>└── Fpr1/Rbp1</text:p>
      <text:p text:style-name="P2">├── Sit4 SAP</text:p>
      <text:p text:style-name="P2">│ <text:s text:c="2"/>├── Sap155_br_| Sap185_br_| Sap190</text:p>
      <text:p text:style-name="P2">│ <text:s text:c="2"/>└── Sit4</text:p>
      <text:p text:style-name="P2">├── Tor2 Fpr1_br_rapamycin</text:p>
      <text:p text:style-name="P2">│ <text:s text:c="2"/>├── TORC1</text:p>
      <text:p text:style-name="P2">│ <text:s text:c="2"/>│ <text:s text:c="2"/>├── Kog1</text:p>
      <text:p text:style-name="P2">│ <text:s text:c="2"/>│ <text:s text:c="2"/>├── Tco89</text:p>
      <text:p text:style-name="P2">│ <text:s text:c="2"/>│ <text:s text:c="2"/>├── Lst8</text:p>
      <text:p text:style-name="P2">│ <text:s text:c="2"/>│ <text:s text:c="2"/>└── Tor1</text:p>
      <text:p text:style-name="P2">│ <text:s text:c="2"/>└── Fpr1/Rbp1</text:p>
      <text:p text:style-name="P2">├── Fpr1 rapamycin</text:p>
      <text:p text:style-name="P2">│ <text:s text:c="2"/>└── Fpr1/Rbp1</text:p>
      <text:p text:style-name="P2">├── Sit4 Tap42</text:p>
      <text:p text:style-name="P2">│ <text:s text:c="2"/>├── Sit4</text:p>
      <text:p text:style-name="P2">│ <text:s text:c="2"/>└── Tap42</text:p>
      <text:p text:style-name="P2">├── Tap42 Pph21</text:p>
      <text:p text:style-name="P2">│ <text:s text:c="2"/>├── Pph21 | Pph22</text:p>
      <text:p text:style-name="P2">│ <text:s text:c="2"/>└── Tap42</text:p>
      <text:p text:style-name="P2">├── Lte1 Ras2 GTP</text:p>
      <text:p text:style-name="P2">│ <text:s text:c="2"/>├── Ras2 GTP</text:p>
      <text:p text:style-name="P2">│ <text:s text:c="2"/>│ <text:s text:c="2"/>├── Ras2</text:p>
      <text:p text:style-name="P2">│ <text:s text:c="2"/>│ <text:s text:c="2"/>└── GTP</text:p>
      <text:p text:style-name="P2">│ <text:s text:c="2"/>└── Lte1</text:p>
      <text:p text:style-name="P2">├── Ras2 GTP</text:p>
      <text:p text:style-name="P2">│ <text:s text:c="2"/>├── Ras2</text:p>
      <text:p text:style-name="P2"><text:soft-page-break/>│ <text:s text:c="2"/>└── GTP</text:p>
      <text:p text:style-name="P2">├── PP2A Rts1</text:p>
      <text:p text:style-name="P2">│ <text:s text:c="2"/>├── Tpd3</text:p>
      <text:p text:style-name="P2">│ <text:s text:c="2"/>├── Rts1</text:p>
      <text:p text:style-name="P2">│ <text:s text:c="2"/>└── Pph21 | Pph22</text:p>
      <text:p text:style-name="P2">├── Cdc12 GTP</text:p>
      <text:p text:style-name="P2">│ <text:s text:c="2"/>├── Cdc12</text:p>
      <text:p text:style-name="P2">│ <text:s text:c="2"/>└── GTP</text:p>
      <text:p text:style-name="P2">├── Cdc10 GTP</text:p>
      <text:p text:style-name="P2">│ <text:s text:c="2"/>├── GTP</text:p>
      <text:p text:style-name="P2">│ <text:s text:c="2"/>└── Cdc10</text:p>
      <text:p text:style-name="P2">├── Swe1 Hsl1 Hsl7</text:p>
      <text:p text:style-name="P2">│ <text:s text:c="2"/>├── Hsl1 Hsl7</text:p>
      <text:p text:style-name="P2">│ <text:s text:c="2"/>│ <text:s text:c="2"/>├── Hsl7</text:p>
      <text:p text:style-name="P2">│ <text:s text:c="2"/>│ <text:s text:c="2"/>└── Hsl1</text:p>
      <text:p text:style-name="P2">│ <text:s text:c="2"/>└── Swe1</text:p>
      <text:p text:style-name="P2">├── Hsl1 Hsl7</text:p>
      <text:p text:style-name="P2">│ <text:s text:c="2"/>├── Hsl7</text:p>
      <text:p text:style-name="P2">│ <text:s text:c="2"/>└── Hsl1</text:p>
      <text:p text:style-name="P2">├── PP2A Cdc55</text:p>
      <text:p text:style-name="P2">│ <text:s text:c="2"/>├── Cdc55</text:p>
      <text:p text:style-name="P2">│ <text:s text:c="2"/>├── Tpd3</text:p>
      <text:p text:style-name="P2">│ <text:s text:c="2"/>└── Pph21 | Pph22</text:p>
      <text:p text:style-name="P2">├── Met30 SCF</text:p>
      <text:p text:style-name="P2">│ <text:s text:c="2"/>├── SCF</text:p>
      <text:p text:style-name="P2">│ <text:s text:c="2"/>│ <text:s text:c="2"/>├── Cdc34</text:p>
      <text:p text:style-name="P2">│ <text:s text:c="2"/>│ <text:s text:c="2"/>├── Cdc53</text:p>
      <text:p text:style-name="P2">│ <text:s text:c="2"/>│ <text:s text:c="2"/>├── Skp1</text:p>
      <text:p text:style-name="P2">│ <text:s text:c="2"/>│ <text:s text:c="2"/>└── Hrt1_br_/Rbx1</text:p>
      <text:p text:style-name="P2">│ <text:s text:c="2"/>└── Met30</text:p>
      <text:p text:style-name="P2">├── Bni1 Rho1 GTP</text:p>
      <text:p text:style-name="P2">│ <text:s text:c="2"/>├── Rho1 GTP</text:p>
      <text:p text:style-name="P2">│ <text:s text:c="2"/>│ <text:s text:c="2"/>├── Rho1</text:p>
      <text:p text:style-name="P2">│ <text:s text:c="2"/>│ <text:s text:c="2"/>└── GTP</text:p>
      <text:p text:style-name="P2">│ <text:s text:c="2"/>└── Bni1</text:p>
      <text:p text:style-name="P2">├── Bni1 Cdc42 GTP</text:p>
      <text:p text:style-name="P2">│ <text:s text:c="2"/>├── Cdc42 GTP</text:p>
      <text:p text:style-name="P2">│ <text:s text:c="2"/>│ <text:s text:c="2"/>├── GTP</text:p>
      <text:p text:style-name="P2">│ <text:s text:c="2"/>│ <text:s text:c="2"/>└── Cdc42</text:p>
      <text:p text:style-name="P2">│ <text:s text:c="2"/>└── Bni1</text:p>
      <text:p text:style-name="P2">├── Bud5_br_in a/alpha cell</text:p>
      <text:p text:style-name="P2">│ <text:s text:c="2"/>├── Bipolar landmark</text:p>
      <text:p text:style-name="P2">│ <text:s text:c="2"/>│ <text:s text:c="2"/>├── Bud8 | Bud9</text:p>
      <text:p text:style-name="P2">│ <text:s text:c="2"/>│ <text:s text:c="2"/>├── Rax1</text:p>
      <text:p text:style-name="P2">│ <text:s text:c="2"/>│ <text:s text:c="2"/>└── Rax2</text:p>
      <text:p text:style-name="P2">│ <text:s text:c="2"/>└── Bud5</text:p>
      <text:p text:style-name="P2">├── Bud5_br_in a or alpha cell</text:p>
      <text:p text:style-name="P2">│ <text:s text:c="2"/>├── Axial landmark</text:p>
      <text:p text:style-name="P2">│ <text:s text:c="2"/>│ <text:s text:c="2"/>├── Bud3</text:p>
      <text:p text:style-name="P2">│ <text:s text:c="2"/>│ <text:s text:c="2"/>├── Bud4</text:p>
      <text:p text:style-name="P2">│ <text:s text:c="2"/>│ <text:s text:c="2"/>└── Axl2/Bud10</text:p>
      <text:p text:style-name="P2">│ <text:s text:c="2"/>└── Bud5</text:p>
      <text:p text:style-name="P2"><text:soft-page-break/>├── Axial landmark</text:p>
      <text:p text:style-name="P2">│ <text:s text:c="2"/>├── Bud3</text:p>
      <text:p text:style-name="P2">│ <text:s text:c="2"/>├── Bud4</text:p>
      <text:p text:style-name="P2">│ <text:s text:c="2"/>├── Axl2/Bud10</text:p>
      <text:p text:style-name="P2">│ <text:s text:c="2"/>└── Axl1</text:p>
      <text:p text:style-name="P2">├── Bipolar landmark</text:p>
      <text:p text:style-name="P2">│ <text:s text:c="2"/>├── Bud8 | Bud9</text:p>
      <text:p text:style-name="P2">│ <text:s text:c="2"/>├── Rax1</text:p>
      <text:p text:style-name="P2">│ <text:s text:c="2"/>└── Rax2</text:p>
      <text:p text:style-name="P2">├── Rsr1 GDP_br_Cdc24 Cdc42 GTP Bem1</text:p>
      <text:p text:style-name="P2">│ <text:s text:c="2"/>├── Cdc42 GTP</text:p>
      <text:p text:style-name="P2">│ <text:s text:c="2"/>│ <text:s text:c="2"/>├── GTP</text:p>
      <text:p text:style-name="P2">│ <text:s text:c="2"/>│ <text:s text:c="2"/>└── Cdc42</text:p>
      <text:p text:style-name="P2">│ <text:s text:c="2"/>├── Rsr1 GDP</text:p>
      <text:p text:style-name="P2">│ <text:s text:c="2"/>│ <text:s text:c="2"/>├── Rsr1/Bud1</text:p>
      <text:p text:style-name="P2">│ <text:s text:c="2"/>│ <text:s text:c="2"/>└── GDP</text:p>
      <text:p text:style-name="P2">│ <text:s text:c="2"/>└── Cdc24</text:p>
      <text:p text:style-name="P2">├── Cla4 Cdc42</text:p>
      <text:p text:style-name="P2">│ <text:s text:c="2"/>├── Cdc42 GTP</text:p>
      <text:p text:style-name="P2">│ <text:s text:c="2"/>│ <text:s text:c="2"/>├── Cdc42</text:p>
      <text:p text:style-name="P2">│ <text:s text:c="2"/>│ <text:s text:c="2"/>└── GTP</text:p>
      <text:p text:style-name="P2">│ <text:s text:c="2"/>└── Cla4</text:p>
      <text:p text:style-name="P2">├── Rsr1 GDP Cdc24 Cdc42 GDP</text:p>
      <text:p text:style-name="P2">│ <text:s text:c="2"/>├── Cdc42 GDP</text:p>
      <text:p text:style-name="P2">│ <text:s text:c="2"/>│ <text:s text:c="2"/>├── Cdc42</text:p>
      <text:p text:style-name="P2">│ <text:s text:c="2"/>│ <text:s text:c="2"/>└── GDP</text:p>
      <text:p text:style-name="P2">│ <text:s text:c="2"/>├── Rsr1 GDP</text:p>
      <text:p text:style-name="P2">│ <text:s text:c="2"/>│ <text:s text:c="2"/>├── GDP</text:p>
      <text:p text:style-name="P2">│ <text:s text:c="2"/>│ <text:s text:c="2"/>└── Rsr1/Bud1</text:p>
      <text:p text:style-name="P2">│ <text:s text:c="2"/>└── Cdc24</text:p>
      <text:p text:style-name="P2">├── Rsr1 GTP Cdc24 Cdc42 GDP</text:p>
      <text:p text:style-name="P2">│ <text:s text:c="2"/>├── Rsr1 GTP</text:p>
      <text:p text:style-name="P2">│ <text:s text:c="2"/>│ <text:s text:c="2"/>├── GTP</text:p>
      <text:p text:style-name="P2">│ <text:s text:c="2"/>│ <text:s text:c="2"/>└── Rsr1/Bud1</text:p>
      <text:p text:style-name="P2">│ <text:s text:c="2"/>├── Cdc42 GDP</text:p>
      <text:p text:style-name="P2">│ <text:s text:c="2"/>│ <text:s text:c="2"/>├── Cdc42</text:p>
      <text:p text:style-name="P2">│ <text:s text:c="2"/>│ <text:s text:c="2"/>└── GDP</text:p>
      <text:p text:style-name="P2">│ <text:s text:c="2"/>└── Cdc24</text:p>
      <text:p text:style-name="P2">├── Rsr1 GTP</text:p>
      <text:p text:style-name="P2">│ <text:s text:c="2"/>├── GTP</text:p>
      <text:p text:style-name="P2">│ <text:s text:c="2"/>└── Rsr1/Bud1</text:p>
      <text:p text:style-name="P2">├── Rsr1 GDP</text:p>
      <text:p text:style-name="P2">│ <text:s text:c="2"/>├── GDP</text:p>
      <text:p text:style-name="P2">│ <text:s text:c="2"/>└── Rsr1/Bud1</text:p>
      <text:p text:style-name="P2">├── Far1 Cdc24</text:p>
      <text:p text:style-name="P2">│ <text:s text:c="2"/>├── Far1</text:p>
      <text:p text:style-name="P2">│ <text:s text:c="2"/>└── Cdc24</text:p>
      <text:p text:style-name="P2">├── Ste4 Ste18 Ste20 Far1_br_Cdc24 Cdc42 GTP Bem1</text:p>
      <text:p text:style-name="P2">│ <text:s text:c="2"/>├── Ste4 Ste18</text:p>
      <text:p text:style-name="P2">│ <text:s text:c="2"/>│ <text:s text:c="2"/>├── Ste4</text:p>
      <text:p text:style-name="P2">│ <text:s text:c="2"/>│ <text:s text:c="2"/>└── Ste18</text:p>
      <text:p text:style-name="P2">│ <text:s text:c="2"/>├── Cdc42 GTP</text:p>
      <text:p text:style-name="P2"><text:soft-page-break/>│ <text:s text:c="2"/>│ <text:s text:c="2"/>├── GTP</text:p>
      <text:p text:style-name="P2">│ <text:s text:c="2"/>│ <text:s text:c="2"/>└── Cdc42</text:p>
      <text:p text:style-name="P2">│ <text:s text:c="2"/>├── Far1</text:p>
      <text:p text:style-name="P2">│ <text:s text:c="2"/>├── Cdc24</text:p>
      <text:p text:style-name="P2">│ <text:s text:c="2"/>├── Ste20</text:p>
      <text:p text:style-name="P2">│ <text:s text:c="2"/>└── Bem1</text:p>
      <text:p text:style-name="P2">├── Ste4 Ste18 Far1_br_Cdc24 Cdc42 GTP Bem1</text:p>
      <text:p text:style-name="P2">│ <text:s text:c="2"/>├── Cdc42 GTP</text:p>
      <text:p text:style-name="P2">│ <text:s text:c="2"/>│ <text:s text:c="2"/>├── GTP</text:p>
      <text:p text:style-name="P2">│ <text:s text:c="2"/>│ <text:s text:c="2"/>└── Cdc42</text:p>
      <text:p text:style-name="P2">│ <text:s text:c="2"/>├── Ste4 Ste18</text:p>
      <text:p text:style-name="P2">│ <text:s text:c="2"/>│ <text:s text:c="2"/>├── Ste4</text:p>
      <text:p text:style-name="P2">│ <text:s text:c="2"/>│ <text:s text:c="2"/>└── Ste18</text:p>
      <text:p text:style-name="P2">│ <text:s text:c="2"/>├── Far1</text:p>
      <text:p text:style-name="P2">│ <text:s text:c="2"/>└── Cdc24</text:p>
      <text:p text:style-name="P2">├── Ste4 Ste18 Far1_br_Cdc24 Cdc42 GDP Bem1</text:p>
      <text:p text:style-name="P2">│ <text:s text:c="2"/>├── Ste4 Ste18</text:p>
      <text:p text:style-name="P2">│ <text:s text:c="2"/>│ <text:s text:c="2"/>├── Ste4</text:p>
      <text:p text:style-name="P2">│ <text:s text:c="2"/>│ <text:s text:c="2"/>└── Ste18</text:p>
      <text:p text:style-name="P2">│ <text:s text:c="2"/>├── Cdc42 GDP</text:p>
      <text:p text:style-name="P2">│ <text:s text:c="2"/>│ <text:s text:c="2"/>├── Cdc42</text:p>
      <text:p text:style-name="P2">│ <text:s text:c="2"/>│ <text:s text:c="2"/>└── GDP</text:p>
      <text:p text:style-name="P2">│ <text:s text:c="2"/>├── Far1</text:p>
      <text:p text:style-name="P2">│ <text:s text:c="2"/>└── Cdc24</text:p>
      <text:p text:style-name="P2">├── Rdi1 Cdc42 GDP</text:p>
      <text:p text:style-name="P2">│ <text:s text:c="2"/>├── Cdc42 GDP</text:p>
      <text:p text:style-name="P2">│ <text:s text:c="2"/>│ <text:s text:c="2"/>├── Cdc42</text:p>
      <text:p text:style-name="P2">│ <text:s text:c="2"/>│ <text:s text:c="2"/>└── GDP</text:p>
      <text:p text:style-name="P2">│ <text:s text:c="2"/>└── Rdi1</text:p>
      <text:p text:style-name="P2">├── active Ste2</text:p>
      <text:p text:style-name="P2">│ <text:s text:c="2"/>├── Ste2 | Ste3</text:p>
      <text:p text:style-name="P2">│ <text:s text:c="2"/>└── alpha | a</text:p>
      <text:p text:style-name="P2">├── Fus3 Ste7</text:p>
      <text:p text:style-name="P2">│ <text:s text:c="2"/>├── Fus3</text:p>
      <text:p text:style-name="P2">│ <text:s text:c="2"/>└── Ste7</text:p>
      <text:p text:style-name="P2">├── Ste5 Ste11 Ste7</text:p>
      <text:p text:style-name="P2">│ <text:s text:c="2"/>├── Ste50 Ste11</text:p>
      <text:p text:style-name="P2">│ <text:s text:c="2"/>│ <text:s text:c="2"/>├── Ste50</text:p>
      <text:p text:style-name="P2">│ <text:s text:c="2"/>│ <text:s text:c="2"/>└── Ste11</text:p>
      <text:p text:style-name="P2">│ <text:s text:c="2"/>├── Ste7</text:p>
      <text:p text:style-name="P2">│ <text:s text:c="2"/>├── Fus3</text:p>
      <text:p text:style-name="P2">│ <text:s text:c="2"/>└── Ste5</text:p>
      <text:p text:style-name="P2">├── Tec1 Ste12</text:p>
      <text:p text:style-name="P2">│ <text:s text:c="2"/>├── Tec1</text:p>
      <text:p text:style-name="P2">│ <text:s text:c="2"/>└── Ste12</text:p>
      <text:p text:style-name="P2">├── Dia2 SCF</text:p>
      <text:p text:style-name="P2">│ <text:s text:c="2"/>├── SCF</text:p>
      <text:p text:style-name="P2">│ <text:s text:c="2"/>│ <text:s text:c="2"/>├── Cdc53</text:p>
      <text:p text:style-name="P2">│ <text:s text:c="2"/>│ <text:s text:c="2"/>├── Skp1</text:p>
      <text:p text:style-name="P2">│ <text:s text:c="2"/>│ <text:s text:c="2"/>├── Hrt1_br_/Rbx1</text:p>
      <text:p text:style-name="P2">│ <text:s text:c="2"/>│ <text:s text:c="2"/>└── Cdc34</text:p>
      <text:p text:style-name="P2">│ <text:s text:c="2"/>└── Dia2</text:p>
      <text:p text:style-name="P2"><text:soft-page-break/>├── Ste12 Dig1</text:p>
      <text:p text:style-name="P2">│ <text:s text:c="2"/>├── Dig1 | Dig2</text:p>
      <text:p text:style-name="P2">│ <text:s text:c="2"/>└── Ste12</text:p>
      <text:p text:style-name="P2">├── Cdc42 GDP</text:p>
      <text:p text:style-name="P2">│ <text:s text:c="2"/>├── Cdc42</text:p>
      <text:p text:style-name="P2">│ <text:s text:c="2"/>└── GDP</text:p>
      <text:p text:style-name="P2">├── Gpa1 GDP</text:p>
      <text:p text:style-name="P2">│ <text:s text:c="2"/>├── Gpa1</text:p>
      <text:p text:style-name="P2">│ <text:s text:c="2"/>└── GDP</text:p>
      <text:p text:style-name="P2">├── Gpa1 GTP</text:p>
      <text:p text:style-name="P2">│ <text:s text:c="2"/>├── Gpa1</text:p>
      <text:p text:style-name="P2">│ <text:s text:c="2"/>└── GTP</text:p>
      <text:p text:style-name="P2">├── Ste4 Ste18</text:p>
      <text:p text:style-name="P2">│ <text:s text:c="2"/>├── Ste18</text:p>
      <text:p text:style-name="P2">│ <text:s text:c="2"/>└── Ste4</text:p>
      <text:p text:style-name="P2">├── Gpa1 Ste4 Ste18</text:p>
      <text:p text:style-name="P2">│ <text:s text:c="2"/>├── Gpa1 GDP</text:p>
      <text:p text:style-name="P2">│ <text:s text:c="2"/>│ <text:s text:c="2"/>├── Gpa1</text:p>
      <text:p text:style-name="P2">│ <text:s text:c="2"/>│ <text:s text:c="2"/>└── GDP</text:p>
      <text:p text:style-name="P2">│ <text:s text:c="2"/>├── Ste4</text:p>
      <text:p text:style-name="P2">│ <text:s text:c="2"/>└── Ste18</text:p>
      <text:p text:style-name="P2">├── Cks1 Cdc28</text:p>
      <text:p text:style-name="P2">│ <text:s text:c="2"/>├── Cdc28</text:p>
      <text:p text:style-name="P2">│ <text:s text:c="2"/>└── Cks1</text:p>
      <text:p text:style-name="P2">├── Cln3 Cdc28</text:p>
      <text:p text:style-name="P2">│ <text:s text:c="2"/>├── Cln3</text:p>
      <text:p text:style-name="P2">│ <text:s text:c="2"/>└── Cdc28</text:p>
      <text:p text:style-name="P2">├── Cln2 Cdc28</text:p>
      <text:p text:style-name="P2">│ <text:s text:c="2"/>├── Cln2 | Cln1</text:p>
      <text:p text:style-name="P2">│ <text:s text:c="2"/>└── Cdc28</text:p>
      <text:p text:style-name="P2">├── Clb3 Cdc28</text:p>
      <text:p text:style-name="P2">│ <text:s text:c="2"/>├── Cdc28</text:p>
      <text:p text:style-name="P2">│ <text:s text:c="2"/>└── Clb3 | Clb4</text:p>
      <text:p text:style-name="P2">├── Clb3 Cdc28 Cdc6</text:p>
      <text:p text:style-name="P2">│ <text:s text:c="2"/>├── Clb3 Cdc28</text:p>
      <text:p text:style-name="P2">│ <text:s text:c="2"/>│ <text:s text:c="2"/>├── Cdc28</text:p>
      <text:p text:style-name="P2">│ <text:s text:c="2"/>│ <text:s text:c="2"/>└── Clb3 | Clb4</text:p>
      <text:p text:style-name="P2">│ <text:s text:c="2"/>└── Cdc6</text:p>
      <text:p text:style-name="P2">├── Clb2 Cdc28 Sic1</text:p>
      <text:p text:style-name="P2">│ <text:s text:c="2"/>├── Clb2 Cdc28</text:p>
      <text:p text:style-name="P2">│ <text:s text:c="2"/>│ <text:s text:c="2"/>├── Clb2 | Clb1</text:p>
      <text:p text:style-name="P2">│ <text:s text:c="2"/>│ <text:s text:c="2"/>└── Cdc28</text:p>
      <text:p text:style-name="P2">│ <text:s text:c="2"/>└── Sic1</text:p>
      <text:p text:style-name="P2">├── Clb2 Cdc28 Cdc6</text:p>
      <text:p text:style-name="P2">│ <text:s text:c="2"/>├── Clb2 Cdc28</text:p>
      <text:p text:style-name="P2">│ <text:s text:c="2"/>│ <text:s text:c="2"/>├── Clb2 | Clb1</text:p>
      <text:p text:style-name="P2">│ <text:s text:c="2"/>│ <text:s text:c="2"/>└── Cdc28</text:p>
      <text:p text:style-name="P2">│ <text:s text:c="2"/>└── Cdc6</text:p>
      <text:p text:style-name="P2">├── Clb5 Cdc28 Cdc6</text:p>
      <text:p text:style-name="P2">│ <text:s text:c="2"/>├── Clb5 Cdc28</text:p>
      <text:p text:style-name="P2">│ <text:s text:c="2"/>│ <text:s text:c="2"/>├── Cdc28</text:p>
      <text:p text:style-name="P2">│ <text:s text:c="2"/>│ <text:s text:c="2"/>└── Clb5</text:p>
      <text:p text:style-name="P2"><text:soft-page-break/>│ <text:s text:c="2"/>└── Cdc6</text:p>
      <text:p text:style-name="P2">├── Clb5 Cdc28 Sic1</text:p>
      <text:p text:style-name="P2">│ <text:s text:c="2"/>├── Clb5 Cdc28</text:p>
      <text:p text:style-name="P2">│ <text:s text:c="2"/>│ <text:s text:c="2"/>├── Cdc28</text:p>
      <text:p text:style-name="P2">│ <text:s text:c="2"/>│ <text:s text:c="2"/>└── Clb5</text:p>
      <text:p text:style-name="P2">│ <text:s text:c="2"/>└── Sic1</text:p>
      <text:p text:style-name="P2">├── casein kinase 2</text:p>
      <text:p text:style-name="P2">│ <text:s text:c="2"/>├── Cka1</text:p>
      <text:p text:style-name="P2">│ <text:s text:c="2"/>├── Cka2</text:p>
      <text:p text:style-name="P2">│ <text:s text:c="2"/>├── Ckb1</text:p>
      <text:p text:style-name="P2">│ <text:s text:c="2"/>└── Ckb2</text:p>
      <text:p text:style-name="P2">├── Clb6 Cdc26</text:p>
      <text:p text:style-name="P2">│ <text:s text:c="2"/>├── Clb6</text:p>
      <text:p text:style-name="P2">│ <text:s text:c="2"/>└── Cdc28</text:p>
      <text:p text:style-name="P2">├── Ydj1 Cln3 Cdc28</text:p>
      <text:p text:style-name="P2">│ <text:s text:c="2"/>├── Ydj1</text:p>
      <text:p text:style-name="P2">│ <text:s text:c="2"/>├── Cln3</text:p>
      <text:p text:style-name="P2">│ <text:s text:c="2"/>└── Cdc28</text:p>
      <text:p text:style-name="P2">├── Cdc4 SCF</text:p>
      <text:p text:style-name="P2">│ <text:s text:c="2"/>├── SCF</text:p>
      <text:p text:style-name="P2">│ <text:s text:c="2"/>│ <text:s text:c="2"/>├── Cdc53</text:p>
      <text:p text:style-name="P2">│ <text:s text:c="2"/>│ <text:s text:c="2"/>├── Skp1</text:p>
      <text:p text:style-name="P2">│ <text:s text:c="2"/>│ <text:s text:c="2"/>├── Hrt1_br_/Rbx1</text:p>
      <text:p text:style-name="P2">│ <text:s text:c="2"/>│ <text:s text:c="2"/>└── Cdc34</text:p>
      <text:p text:style-name="P2">│ <text:s text:c="2"/>└── Cdc4</text:p>
      <text:p text:style-name="P2">├── SCF</text:p>
      <text:p text:style-name="P2">│ <text:s text:c="2"/>├── Hrt1_br_/Rbx1</text:p>
      <text:p text:style-name="P2">│ <text:s text:c="2"/>├── Cdc53</text:p>
      <text:p text:style-name="P2">│ <text:s text:c="2"/>├── Skp1</text:p>
      <text:p text:style-name="P2">│ <text:s text:c="2"/>└── Cdc34</text:p>
      <text:p text:style-name="P2">├── Grr1 SCF</text:p>
      <text:p text:style-name="P2">│ <text:s text:c="2"/>├── SCF</text:p>
      <text:p text:style-name="P2">│ <text:s text:c="2"/>│ <text:s text:c="2"/>├── Cdc53</text:p>
      <text:p text:style-name="P2">│ <text:s text:c="2"/>│ <text:s text:c="2"/>├── Skp1</text:p>
      <text:p text:style-name="P2">│ <text:s text:c="2"/>│ <text:s text:c="2"/>├── Hrt1_br_/Rbx1</text:p>
      <text:p text:style-name="P2">│ <text:s text:c="2"/>│ <text:s text:c="2"/>└── Cdc34</text:p>
      <text:p text:style-name="P2">│ <text:s text:c="2"/>└── Grr1</text:p>
      <text:p text:style-name="P2">├── Whi3 Cln3 Cdc28</text:p>
      <text:p text:style-name="P2">│ <text:s text:c="2"/>├── Whi3</text:p>
      <text:p text:style-name="P2">│ <text:s text:c="2"/>├── Cln3</text:p>
      <text:p text:style-name="P2">│ <text:s text:c="2"/>└── Cdc28</text:p>
      <text:p text:style-name="P2">├── Whi3_br_CLN3 mRNA</text:p>
      <text:p text:style-name="P2">│ <text:s text:c="2"/>└── Whi3</text:p>
      <text:p text:style-name="P2">├── Whi3 Cdc28</text:p>
      <text:p text:style-name="P2">│ <text:s text:c="2"/>├── Whi3</text:p>
      <text:p text:style-name="P2">│ <text:s text:c="2"/>└── Cdc28</text:p>
      <text:p text:style-name="P2">├── Ssa1 Cln3 Cdc28</text:p>
      <text:p text:style-name="P2">│ <text:s text:c="2"/>├── Cln3</text:p>
      <text:p text:style-name="P2">│ <text:s text:c="2"/>├── Ssa1_br_| Ssa2</text:p>
      <text:p text:style-name="P2">│ <text:s text:c="2"/>└── Cdc28</text:p>
      <text:p text:style-name="P2">├── Cln3 Cdc28 Far1</text:p>
      <text:p text:style-name="P2">│ <text:s text:c="2"/>├── Cln3 Cdc28</text:p>
      <text:p text:style-name="P2"><text:soft-page-break/>│ <text:s text:c="2"/>│ <text:s text:c="2"/>├── Cln3</text:p>
      <text:p text:style-name="P2">│ <text:s text:c="2"/>│ <text:s text:c="2"/>└── Cdc28</text:p>
      <text:p text:style-name="P2">│ <text:s text:c="2"/>└── Far1</text:p>
      <text:p text:style-name="P2">├── Cln2 Cdc28 Far1</text:p>
      <text:p text:style-name="P2">│ <text:s text:c="2"/>├── Cln2 Cdc28</text:p>
      <text:p text:style-name="P2">│ <text:s text:c="2"/>│ <text:s text:c="2"/>├── Cln2 | Cln1</text:p>
      <text:p text:style-name="P2">│ <text:s text:c="2"/>│ <text:s text:c="2"/>└── Cdc28</text:p>
      <text:p text:style-name="P2">│ <text:s text:c="2"/>└── Far1</text:p>
      <text:p text:style-name="P2">├── Sho1 Pbs2 Ste50 Ste11</text:p>
      <text:p text:style-name="P2">│ <text:s text:c="2"/>├── Sho1</text:p>
      <text:p text:style-name="P2">│ <text:s text:c="2"/>├── Ste11</text:p>
      <text:p text:style-name="P2">│ <text:s text:c="2"/>├── Ste50</text:p>
      <text:p text:style-name="P2">│ <text:s text:c="2"/>└── Pbs2</text:p>
      <text:p text:style-name="P2">├── Ste50 Ste11</text:p>
      <text:p text:style-name="P2">│ <text:s text:c="2"/>├── Ste50</text:p>
      <text:p text:style-name="P2">│ <text:s text:c="2"/>└── Ste11</text:p>
      <text:p text:style-name="P2">├── Ste20 Cdc42</text:p>
      <text:p text:style-name="P2">│ <text:s text:c="2"/>├── Cdc42 GTP</text:p>
      <text:p text:style-name="P2">│ <text:s text:c="2"/>│ <text:s text:c="2"/>├── GTP</text:p>
      <text:p text:style-name="P2">│ <text:s text:c="2"/>│ <text:s text:c="2"/>└── Cdc42</text:p>
      <text:p text:style-name="P2">│ <text:s text:c="2"/>└── Ste20</text:p>
      <text:p text:style-name="P2">├── Cdc42 GTP</text:p>
      <text:p text:style-name="P2">│ <text:s text:c="2"/>├── Cdc42</text:p>
      <text:p text:style-name="P2">│ <text:s text:c="2"/>└── GTP</text:p>
      <text:p text:style-name="P2">├── Sho1 Pbs2</text:p>
      <text:p text:style-name="P2">│ <text:s text:c="2"/>├── Pbs2</text:p>
      <text:p text:style-name="P2">│ <text:s text:c="2"/>└── Sho1</text:p>
      <text:p text:style-name="P2">├── Pbs2 Ssk2 Ssk1</text:p>
      <text:p text:style-name="P2">│ <text:s text:c="2"/>├── Ssk1</text:p>
      <text:p text:style-name="P2">│ <text:s text:c="2"/>├── Ssk2 | Ssk22</text:p>
      <text:p text:style-name="P2">│ <text:s text:c="2"/>└── Pbs2</text:p>
      <text:p text:style-name="P2">├── Pbs2 Ssk2</text:p>
      <text:p text:style-name="P2">│ <text:s text:c="2"/>├── Ssk2 | Ssk22</text:p>
      <text:p text:style-name="P2">│ <text:s text:c="2"/>└── Pbs2</text:p>
      <text:p text:style-name="P2">├── Rlm1 Smp1</text:p>
      <text:p text:style-name="P2">│ <text:s text:c="2"/>├── Rlm1</text:p>
      <text:p text:style-name="P2">│ <text:s text:c="2"/>└── Smp1</text:p>
      <text:p text:style-name="P2">├── HACS</text:p>
      <text:p text:style-name="P2">│ <text:s text:c="2"/>├── Mid1</text:p>
      <text:p text:style-name="P2">│ <text:s text:c="2"/>└── Cch1</text:p>
      <text:p text:style-name="P2">├── Calcineurin_br_(PP2B)</text:p>
      <text:p text:style-name="P2">│ <text:s text:c="2"/>├── Cna1 | Cna2</text:p>
      <text:p text:style-name="P2">│ <text:s text:c="2"/>└── Cnb1</text:p>
      <text:p text:style-name="P2">├── Pkc1 Rho1</text:p>
      <text:p text:style-name="P2">│ <text:s text:c="2"/>├── Rho1 GTP</text:p>
      <text:p text:style-name="P2">│ <text:s text:c="2"/>│ <text:s text:c="2"/>├── Rho1</text:p>
      <text:p text:style-name="P2">│ <text:s text:c="2"/>│ <text:s text:c="2"/>└── GTP</text:p>
      <text:p text:style-name="P2">│ <text:s text:c="2"/>└── Pkc1</text:p>
      <text:p text:style-name="P2">├── Rho1 GDP</text:p>
      <text:p text:style-name="P2">│ <text:s text:c="2"/>├── Rho1</text:p>
      <text:p text:style-name="P2">│ <text:s text:c="2"/>└── GDP</text:p>
      <text:p text:style-name="P2">├── Yap1</text:p>
      <text:p text:style-name="P2"><text:soft-page-break/>│ <text:s text:c="2"/>└── Yap1</text:p>
      <text:p text:style-name="P2">├── Skn7 Hsf1</text:p>
      <text:p text:style-name="P2">│ <text:s text:c="2"/>├── Skn7</text:p>
      <text:p text:style-name="P2">│ <text:s text:c="2"/>└── Hsf1</text:p>
      <text:p text:style-name="P2">├── Crz1 Skn7 Calcineurin</text:p>
      <text:p text:style-name="P2">│ <text:s text:c="2"/>├── Calcineurin_br_(PP2B)</text:p>
      <text:p text:style-name="P2">│ <text:s text:c="2"/>│ <text:s text:c="2"/>├── Cna1 | Cna2</text:p>
      <text:p text:style-name="P2">│ <text:s text:c="2"/>│ <text:s text:c="2"/>└── Cnb1</text:p>
      <text:p text:style-name="P2">│ <text:s text:c="2"/>├── Skn7</text:p>
      <text:p text:style-name="P2">│ <text:s text:c="2"/>└── Crz1_br_/Tcn1</text:p>
      <text:p text:style-name="P2">├── Crz1</text:p>
      <text:p text:style-name="P2">│ <text:s text:c="2"/>└── Crz1_br_/Tcn1</text:p>
      <text:p text:style-name="P2">├── Mcm1 bs Fkh1 Fkh2 bs</text:p>
      <text:p text:style-name="P2">├── Skn7</text:p>
      <text:p text:style-name="P2">│ <text:s text:c="2"/>└── Skn7</text:p>
      <text:p text:style-name="P2">├── Skn7 Mbp1</text:p>
      <text:p text:style-name="P2">│ <text:s text:c="2"/>├── Mbp1</text:p>
      <text:p text:style-name="P2">│ <text:s text:c="2"/>└── Skn7</text:p>
      <text:p text:style-name="P2">├── Swi4 Swi6 Stb1</text:p>
      <text:p text:style-name="P2">│ <text:s text:c="2"/>├── Swi6</text:p>
      <text:p text:style-name="P2">│ <text:s text:c="2"/>├── Swi4</text:p>
      <text:p text:style-name="P2">│ <text:s text:c="2"/>└── Stb1</text:p>
      <text:p text:style-name="P2">├── Swi4</text:p>
      <text:p text:style-name="P2">│ <text:s text:c="2"/>└── Swi4</text:p>
      <text:p text:style-name="P2">├── Mbp1 Swi6 Msa1</text:p>
      <text:p text:style-name="P2">│ <text:s text:c="2"/>├── Mbp1</text:p>
      <text:p text:style-name="P2">│ <text:s text:c="2"/>├── Msa1 | Msa2</text:p>
      <text:p text:style-name="P2">│ <text:s text:c="2"/>└── Swi6</text:p>
      <text:p text:style-name="P2">├── Swi4 Swi6 Msa1</text:p>
      <text:p text:style-name="P2">│ <text:s text:c="2"/>├── Msa1 | Msa2</text:p>
      <text:p text:style-name="P2">│ <text:s text:c="2"/>├── Swi4</text:p>
      <text:p text:style-name="P2">│ <text:s text:c="2"/>└── Swi6</text:p>
      <text:p text:style-name="P2">├── Rlm1</text:p>
      <text:p text:style-name="P2">│ <text:s text:c="2"/>└── Rlm1</text:p>
      <text:p text:style-name="P2">├── Swi4 Swi6</text:p>
      <text:p text:style-name="P2">│ <text:s text:c="2"/>├── Slt2/Mpk1</text:p>
      <text:p text:style-name="P2">│ <text:s text:c="2"/>└── Swi4</text:p>
      <text:p text:style-name="P2">├── Rho1 GTP</text:p>
      <text:p text:style-name="P2">│ <text:s text:c="2"/>├── Rho1</text:p>
      <text:p text:style-name="P2">│ <text:s text:c="2"/>└── GTP</text:p>
      <text:p text:style-name="P2">├── Mbp1 Swi6 Nrm1</text:p>
      <text:p text:style-name="P2">│ <text:s text:c="2"/>├── Mbp1</text:p>
      <text:p text:style-name="P2">│ <text:s text:c="2"/>├── Nrm1</text:p>
      <text:p text:style-name="P2">│ <text:s text:c="2"/>└── Swi6</text:p>
      <text:p text:style-name="P2">├── Mbp1 Swi6 Stb1 Whi5</text:p>
      <text:p text:style-name="P2">│ <text:s text:c="2"/>├── Mbp1</text:p>
      <text:p text:style-name="P2">│ <text:s text:c="2"/>├── Stb1</text:p>
      <text:p text:style-name="P2">│ <text:s text:c="2"/>├── Whi5</text:p>
      <text:p text:style-name="P2">│ <text:s text:c="2"/>└── Swi6</text:p>
      <text:p text:style-name="P2">├── Swi4 Swi6 Whi5</text:p>
      <text:p text:style-name="P2">│ <text:s text:c="2"/>├── Whi5</text:p>
      <text:p text:style-name="P2">│ <text:s text:c="2"/>├── Swi4</text:p>
      <text:p text:style-name="P2"><text:soft-page-break/>│ <text:s text:c="2"/>└── Swi6</text:p>
      <text:p text:style-name="P2">├── Mbp1 Swi6 Stb1</text:p>
      <text:p text:style-name="P2">│ <text:s text:c="2"/>├── Mbp1</text:p>
      <text:p text:style-name="P2">│ <text:s text:c="2"/>├── Stb1</text:p>
      <text:p text:style-name="P2">│ <text:s text:c="2"/>└── Swi6</text:p>
      <text:p text:style-name="P2">├── PHO5 promoters</text:p>
      <text:p text:style-name="P2">├── HO promoters</text:p>
      <text:p text:style-name="P2">│ <text:s text:c="2"/>├── Pho2/Grf10</text:p>
      <text:p text:style-name="P2">│ <text:s text:c="2"/>├── Swi4</text:p>
      <text:p text:style-name="P2">│ <text:s text:c="2"/>├── Swi6</text:p>
      <text:p text:style-name="P2">│ <text:s text:c="2"/>└── Swi5</text:p>
      <text:p text:style-name="P2">├── Dbf2 Mob1</text:p>
      <text:p text:style-name="P2">│ <text:s text:c="2"/>├── Dbf2</text:p>
      <text:p text:style-name="P2">│ <text:s text:c="2"/>└── Mob1</text:p>
      <text:p text:style-name="P2">├── Mcm1 Fkh2</text:p>
      <text:p text:style-name="P2">│ <text:s text:c="2"/>├── Fkh2</text:p>
      <text:p text:style-name="P2">│ <text:s text:c="2"/>└── Mcm1</text:p>
      <text:p text:style-name="P2">├── Mbp1 Swi6</text:p>
      <text:p text:style-name="P2">│ <text:s text:c="2"/>├── Mbp1</text:p>
      <text:p text:style-name="P2">│ <text:s text:c="2"/>└── Swi6</text:p>
      <text:p text:style-name="P2">├── Mbp1</text:p>
      <text:p text:style-name="P2">│ <text:s text:c="2"/>└── Mbp1</text:p>
      <text:p text:style-name="P2">├── Pho2 Pho85</text:p>
      <text:p text:style-name="P2">│ <text:s text:c="2"/>├── Pho85</text:p>
      <text:p text:style-name="P2">│ <text:s text:c="2"/>└── Pcl2 | Pcl1</text:p>
      <text:p text:style-name="P2">├── Pho80 Pho85</text:p>
      <text:p text:style-name="P2">│ <text:s text:c="2"/>├── Pho80</text:p>
      <text:p text:style-name="P2">│ <text:s text:c="2"/>└── Pho85</text:p>
      <text:p text:style-name="P2">├── Cbk1 Mob2</text:p>
      <text:p text:style-name="P2">│ <text:s text:c="2"/>├── Cbk1</text:p>
      <text:p text:style-name="P2">│ <text:s text:c="2"/>└── Mob2</text:p>
      <text:p text:style-name="P2">├── Ace2-only promoter</text:p>
      <text:p text:style-name="P2">├── Swi5 Fkh2</text:p>
      <text:p text:style-name="P2">│ <text:s text:c="2"/>├── Fkh2</text:p>
      <text:p text:style-name="P2">│ <text:s text:c="2"/>└── Swi5</text:p>
      <text:p text:style-name="P2">├── Swi5</text:p>
      <text:p text:style-name="P2">│ <text:s text:c="2"/>└── Swi5</text:p>
      <text:p text:style-name="P2">├── Ace2</text:p>
      <text:p text:style-name="P2">│ <text:s text:c="2"/>└── Ace2</text:p>
      <text:p text:style-name="P2">├── Hcm1</text:p>
      <text:p text:style-name="P2">│ <text:s text:c="2"/>└── Hcm1</text:p>
      <text:p text:style-name="P2">├── Mcm1 Fkh2 Ndd1 Cdc5</text:p>
      <text:p text:style-name="P2">│ <text:s text:c="2"/>├── Mcm1</text:p>
      <text:p text:style-name="P2">│ <text:s text:c="2"/>├── Ndd1</text:p>
      <text:p text:style-name="P2">│ <text:s text:c="2"/>├── Fkh2</text:p>
      <text:p text:style-name="P2">│ <text:s text:c="2"/>└── Cdc5</text:p>
      <text:p text:style-name="P2">├── Mcm1 Fkh2 Ndd1</text:p>
      <text:p text:style-name="P2">│ <text:s text:c="2"/>├── Mcm1</text:p>
      <text:p text:style-name="P2">│ <text:s text:c="2"/>├── Ndd1</text:p>
      <text:p text:style-name="P2">│ <text:s text:c="2"/>└── Fkh2</text:p>
      <text:p text:style-name="P2">├── Mcm1</text:p>
      <text:p text:style-name="P2">│ <text:s text:c="2"/>└── Mcm1</text:p>
      <text:p text:style-name="P2"><text:soft-page-break/>├── ECB Mcm1 Yox1</text:p>
      <text:p text:style-name="P2">│ <text:s text:c="2"/>├── Yox1</text:p>
      <text:p text:style-name="P2">│ <text:s text:c="2"/>└── Mcm1</text:p>
      <text:p text:style-name="P2">├── ECB Mcm1 Yph1</text:p>
      <text:p text:style-name="P2">│ <text:s text:c="2"/>├── Mcm1</text:p>
      <text:p text:style-name="P2">│ <text:s text:c="2"/>└── Nop7_br_/Yhp1</text:p>
      <text:p text:style-name="P2">└── ECB Mcm1</text:p>
      <text:p text:style-name="P2"><text:s text:c="4"/>└── Mcm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11:33.125799883</meta:creation-date>
    <dc:date>2017-04-11T11:26:16.982517655</dc:date>
    <meta:editing-duration>PT4M24S</meta:editing-duration>
    <meta:editing-cycles>1</meta:editing-cycles>
    <meta:document-statistic meta:table-count="0" meta:image-count="0" meta:object-count="0" meta:page-count="15" meta:paragraph-count="736" meta:word-count="2526" meta:character-count="11036" meta:non-whitespace-character-count="7794"/>
    <meta:generator>LibreOffice/5.1.6.2$Linux_x86 LibreOffice_project/10m0$Build-2</meta:generator>
  </office:meta>
</office:document-meta>
</file>